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Vladimir Script" fo:font-style="italic" style:font-style-asian="italic" style:font-style-complex="italic"/>
    </style:style>
    <style:style style:name="P3" style:family="paragraph" style:parent-style-name="Footer">
      <style:paragraph-properties fo:text-align="start" style:justify-single-word="false"/>
      <style:text-properties style:font-name="Vladimir Script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font-name="Comic Sans MS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ive IText fonts : </text:p>
      <text:p text:style-name="Standard"/>
      <text:p text:style-name="Standard">Times New Roman</text:p>
      <text:p text:style-name="P5">Courier New</text:p>
      <text:p text:style-name="Standard"/>
      <text:p text:style-name="P4">Custom IText fonts : </text:p>
      <text:p text:style-name="P4"/>
      <text:p text:style-name="P6">Arial <text:span text:style-name="T1">Arial </text:span><text:span text:style-name="T4">Arial </text:span><text:span text:style-name="T2">Arial</text:span></text:p>
      <text:p text:style-name="P7">Comic Sans MS</text:p>
      <text:p text:style-name="P3"><text:span text:style-name="T3">Vladimir Script </text:span>Vladimir Script <text:span text:style-name="T4">Vladimir Script </text:span><text:span text:style-name="T5">Vladimir Script</text:span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Vladimir Script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3-09T18:56:14.03</meta:creation-date>
    <dc:date>2011-03-29T15:37:27.59</dc:date>
    <dc:creator>Angelo ZERR</dc:creator>
    <meta:editing-duration>PT3H28M3S</meta:editing-duration>
    <meta:editing-cycles>9</meta:editing-cycles>
    <meta:generator>LibreOffice/3.3$Win32 LibreOffice_project/330m19$Build-6</meta:generator>
    <meta:document-statistic meta:table-count="0" meta:image-count="0" meta:object-count="0" meta:page-count="1" meta:paragraph-count="8" meta:word-count="28" meta:character-count="168"/>
  </office:meta>
</office:document-meta>
</file>